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mi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R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Appid( String ap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et.getTo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Ret( Ret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.s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Dataset( String total , Lis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Limit( Limi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setDataSet( String total , Lis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Tran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main(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ead.setSeqno( String seq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et.setTotal( String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R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Transcode( String tran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setRetMsgCode( String cod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mit.setTotal( String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getData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Seq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Ap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setStart( Stri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to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Dataset( DataSet data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Param( 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setHead( Head 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fromJSON( String js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getTo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Form( Map &lt; String , String &gt;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setRetMsg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ge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dy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et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setBody( 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DataTransactio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et.setRows( Lis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ransaction2.ge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